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blProduct" style:family="table">
      <style:table-properties style:width="6.925in" table:align="margins"/>
    </style:style>
    <style:style style:name="tblProduct.A" style:family="table-column">
      <style:table-column-properties style:column-width="2.3083in" style:rel-column-width="21845*"/>
    </style:style>
    <style:style style:name="tblProduct.A1" style:family="table-cell">
      <style:table-cell-properties fo:padding="0.0382in" fo:border-left="0.05pt solid #000000" fo:border-right="none" fo:border-top="0.05pt solid #000000" fo:border-bottom="0.05pt solid #000000"/>
    </style:style>
    <style:style style:name="tblProduct.C1" style:family="table-cell">
      <style:table-cell-properties fo:padding="0.0382in" fo:border="0.05pt solid #000000"/>
    </style:style>
    <style:style style:name="tblProduct.A2" style:family="table-cell">
      <style:table-cell-properties fo:padding="0.0382in" fo:border-left="0.05pt solid #000000" fo:border-right="none" fo:border-top="none" fo:border-bottom="0.05pt solid #000000"/>
    </style:style>
    <style:style style:name="tblProduct.C2" style:family="table-cell">
      <style:table-cell-properties fo:padding="0.0382in" fo:border-left="0.05pt solid #000000" fo:border-right="0.05pt solid #000000" fo:border-top="none" fo:border-bottom="0.05pt solid #000000"/>
    </style:style>
    <style:style style:name="tblHistory" style:family="table">
      <style:table-properties style:width="6.925in" table:align="margins"/>
    </style:style>
    <style:style style:name="tblHistory.A" style:family="table-column">
      <style:table-column-properties style:column-width="2.3083in" style:rel-column-width="21845*"/>
    </style:style>
    <style:style style:name="tblHistory.A1" style:family="table-cell">
      <style:table-cell-properties fo:padding="0.0382in" fo:border-left="0.05pt solid #000000" fo:border-right="none" fo:border-top="0.05pt solid #000000" fo:border-bottom="0.05pt solid #000000"/>
    </style:style>
    <style:style style:name="tblHistory.C1" style:family="table-cell">
      <style:table-cell-properties fo:padding="0.0382in" fo:border="0.05pt solid #000000"/>
    </style:style>
    <style:style style:name="tblHistory.A2" style:family="table-cell">
      <style:table-cell-properties fo:padding="0.0382in" fo:border-left="0.05pt solid #000000" fo:border-right="none" fo:border-top="none" fo:border-bottom="0.05pt solid #000000"/>
    </style:style>
    <style:style style:name="tblHistory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75605" officeooo:paragraph-rsid="00175605"/>
    </style:style>
    <style:style style:name="P2" style:family="paragraph" style:parent-style-name="Header">
      <style:paragraph-properties fo:text-align="end" style:justify-single-word="false"/>
      <style:text-properties officeooo:rsid="00175605" officeooo:paragraph-rsid="00175605"/>
    </style:style>
    <style:style style:name="P3" style:family="paragraph" style:parent-style-name="Standard">
      <style:paragraph-properties fo:text-align="center" style:justify-single-word="false"/>
      <style:text-properties officeooo:rsid="00015f37" officeooo:paragraph-rsid="00015f37"/>
    </style:style>
    <style:style style:name="P4" style:family="paragraph" style:parent-style-name="Text_20_body">
      <style:paragraph-properties fo:text-align="start" style:justify-single-word="false"/>
      <style:text-properties officeooo:rsid="0001f3d3" officeooo:paragraph-rsid="0001f3d3"/>
    </style:style>
    <style:style style:name="P5" style:family="paragraph" style:parent-style-name="Text_20_body">
      <style:paragraph-properties fo:text-align="start" style:justify-single-word="false"/>
      <style:text-properties officeooo:rsid="0002532c" officeooo:paragraph-rsid="0002532c"/>
    </style:style>
    <style:style style:name="P6" style:family="paragraph" style:parent-style-name="Text_20_body">
      <style:paragraph-properties fo:text-align="start" style:justify-single-word="false"/>
      <style:text-properties officeooo:rsid="00036458" officeooo:paragraph-rsid="00036458"/>
    </style:style>
    <style:style style:name="P7" style:family="paragraph" style:parent-style-name="Text_20_body">
      <style:paragraph-properties fo:text-align="start" style:justify-single-word="false"/>
      <style:text-properties officeooo:rsid="00041169" officeooo:paragraph-rsid="00041169"/>
    </style:style>
    <style:style style:name="P8" style:family="paragraph" style:parent-style-name="Text_20_body">
      <style:paragraph-properties fo:text-align="start" style:justify-single-word="false"/>
      <style:text-properties officeooo:rsid="00041169" officeooo:paragraph-rsid="00036458"/>
    </style:style>
    <style:style style:name="P9" style:family="paragraph" style:parent-style-name="Text_20_body">
      <style:paragraph-properties fo:text-align="start" style:justify-single-word="false"/>
      <style:text-properties fo:font-size="13pt" fo:font-style="italic" officeooo:rsid="00041169" officeooo:paragraph-rsid="00041169" style:font-size-asian="13pt" style:font-style-asian="italic" style:font-size-complex="13pt" style:font-style-complex="italic"/>
    </style:style>
    <style:style style:name="P10" style:family="paragraph" style:parent-style-name="Text_20_body">
      <style:paragraph-properties fo:text-align="start" style:justify-single-word="false"/>
      <style:text-properties officeooo:rsid="0008d08f" officeooo:paragraph-rsid="0008d08f"/>
    </style:style>
    <style:style style:name="P11" style:family="paragraph" style:parent-style-name="Text_20_body">
      <style:paragraph-properties fo:text-align="start" style:justify-single-word="false"/>
      <style:text-properties officeooo:rsid="0008d08f" officeooo:paragraph-rsid="000a8e19"/>
    </style:style>
    <style:style style:name="P12" style:family="paragraph" style:parent-style-name="Text_20_body">
      <style:paragraph-properties fo:text-align="start" style:justify-single-word="false"/>
      <style:text-properties officeooo:rsid="0008d08f" officeooo:paragraph-rsid="00041169"/>
    </style:style>
    <style:style style:name="P13" style:family="paragraph" style:parent-style-name="Text_20_body">
      <style:text-properties style:font-name="Liberation Serif" fo:font-size="13pt" fo:font-weight="normal" officeooo:rsid="0010acac" officeooo:paragraph-rsid="0010acac" style:font-size-asian="13pt" style:font-weight-asian="normal" style:font-size-complex="13pt" style:font-weight-complex="normal"/>
    </style:style>
    <style:style style:name="P14" style:family="paragraph" style:parent-style-name="Text_20_body">
      <style:text-properties style:font-name="Liberation Serif" fo:font-size="13pt" fo:font-style="normal" fo:font-weight="normal" officeooo:rsid="00063aa8" officeooo:paragraph-rsid="00063aa8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Liberation Serif" fo:font-size="13pt" fo:font-style="normal" fo:font-weight="normal" officeooo:rsid="00063aa8" officeooo:paragraph-rsid="00041169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Text_20_body">
      <style:text-properties officeooo:rsid="00175a0b" officeooo:paragraph-rsid="00175a0b"/>
    </style:style>
    <style:style style:name="P17" style:family="paragraph" style:parent-style-name="Text_20_body">
      <style:paragraph-properties fo:text-align="center" style:justify-single-word="false"/>
      <style:text-properties officeooo:rsid="00175a0b" officeooo:paragraph-rsid="00175a0b"/>
    </style:style>
    <style:style style:name="P18" style:family="paragraph" style:parent-style-name="Text_20_body">
      <style:paragraph-properties fo:text-align="start" style:justify-single-word="false"/>
      <style:text-properties officeooo:rsid="001c8932" officeooo:paragraph-rsid="0001f3d3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rsid="00036458" officeooo:paragraph-rsid="00036458"/>
    </style:style>
    <style:style style:name="P21" style:family="paragraph" style:parent-style-name="Table_20_Heading">
      <style:text-properties officeooo:rsid="00036458" officeooo:paragraph-rsid="00036458"/>
    </style:style>
    <style:style style:name="P22" style:family="paragraph" style:parent-style-name="Standard">
      <style:paragraph-properties fo:text-align="center" style:justify-single-word="false" fo:break-before="page"/>
      <style:text-properties officeooo:rsid="00015f37" officeooo:paragraph-rsid="00015f37"/>
    </style:style>
    <style:style style:name="P23" style:family="paragraph" style:parent-style-name="Heading_20_1">
      <style:paragraph-properties fo:break-before="page"/>
      <style:text-properties officeooo:rsid="0001f3d3" officeooo:paragraph-rsid="0001f3d3"/>
    </style:style>
    <style:style style:name="P24" style:family="paragraph" style:parent-style-name="Heading_20_1">
      <style:text-properties officeooo:rsid="0012972a" officeooo:paragraph-rsid="0012972a"/>
    </style:style>
    <style:style style:name="P25" style:family="paragraph" style:parent-style-name="Title">
      <style:text-properties officeooo:rsid="00175a0b" officeooo:paragraph-rsid="00175a0b"/>
    </style:style>
    <style:style style:name="P26" style:family="paragraph" style:parent-style-name="Text_20_body">
      <style:text-properties officeooo:rsid="00256e76" officeooo:paragraph-rsid="00256e76"/>
    </style:style>
    <style:style style:name="P27" style:family="paragraph" style:parent-style-name="Text_20_body" style:list-style-name="L1">
      <style:text-properties officeooo:rsid="00256e76" officeooo:paragraph-rsid="00256e76"/>
    </style:style>
    <style:style style:name="P28" style:family="paragraph" style:parent-style-name="Text_20_body">
      <style:paragraph-properties fo:text-align="start" style:justify-single-word="false"/>
      <style:text-properties officeooo:rsid="00256e76" officeooo:paragraph-rsid="00256e76"/>
    </style:style>
    <style:style style:name="P29" style:family="paragraph" style:parent-style-name="Text_20_body">
      <style:paragraph-properties fo:text-align="start" style:justify-single-word="false"/>
      <style:text-properties officeooo:rsid="0025b889" officeooo:paragraph-rsid="0025b889"/>
    </style:style>
    <style:style style:name="P30" style:family="paragraph" style:parent-style-name="Heading_20_2">
      <style:text-properties style:font-name="Liberation Serif" fo:font-size="13pt" fo:font-weight="normal" officeooo:rsid="0010acac" officeooo:paragraph-rsid="0010acac" style:font-size-asian="13pt" style:font-weight-asian="normal" style:font-size-complex="13pt" style:font-weight-complex="normal"/>
    </style:style>
    <style:style style:name="P31" style:family="paragraph" style:parent-style-name="Heading_20_2" style:master-page-name="">
      <style:paragraph-properties fo:margin-left="0in" fo:margin-right="0in" fo:margin-top="0.1665in" fo:margin-bottom="0.0835in" style:contextual-spacing="false" fo:text-indent="0in" style:auto-text-indent="false" style:page-number="auto" fo:keep-with-next="always"/>
    </style:style>
    <style:style style:name="P32" style:family="paragraph" style:parent-style-name="Heading_20_3">
      <style:paragraph-properties fo:text-align="center" style:justify-single-word="false"/>
      <style:text-properties officeooo:rsid="00175a0b" officeooo:paragraph-rsid="00175a0b"/>
    </style:style>
    <style:style style:name="P33" style:family="paragraph" style:parent-style-name="Heading_20_3">
      <style:text-properties officeooo:rsid="00175a0b" officeooo:paragraph-rsid="00175a0b"/>
    </style:style>
    <style:style style:name="P34" style:family="paragraph" style:parent-style-name="Heading_20_3">
      <style:text-properties officeooo:rsid="0017f423" officeooo:paragraph-rsid="0017f423"/>
    </style:style>
    <style:style style:name="P35" style:family="paragraph" style:parent-style-name="Heading_20_3">
      <style:text-properties officeooo:rsid="0014be47" officeooo:paragraph-rsid="0014be47"/>
    </style:style>
    <style:style style:name="P36" style:family="paragraph" style:parent-style-name="Heading_20_3">
      <style:text-properties officeooo:paragraph-rsid="0025b889"/>
    </style:style>
    <style:style style:name="T1" style:family="text">
      <style:text-properties officeooo:rsid="001f4ba4"/>
    </style:style>
    <style:style style:name="T2" style:family="text">
      <style:text-properties officeooo:rsid="00036458"/>
    </style:style>
    <style:style style:name="T3" style:family="text">
      <style:text-properties officeooo:rsid="001c8932"/>
    </style:style>
    <style:style style:name="T4" style:family="text">
      <style:text-properties officeooo:rsid="002271fe"/>
    </style:style>
    <style:style style:name="T5" style:family="text">
      <style:text-properties officeooo:rsid="00256e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25"/>
      <text:p text:style-name="P25"/>
      <text:p text:style-name="P25"><text:span text:style-name="T1">Menu</text:span> Activity</text:p>
      <text:h text:style-name="P32" text:outline-level="3">Functional Specifications</text:h>
      <text:p text:style-name="P17">Author: Byron Coughlin</text:p>
      <text:p text:style-name="P17">Date: <text:span text:style-name="T4">November 27,</text:span>, 2014</text:p>
      <text:p text:style-name="P17"/>
      <text:p text:style-name="P22"/>
      <text:p text:style-name="P3"/>
      <text:h text:style-name="P33" text:outline-level="3">Introduction:</text:h>
      <text:p text:style-name="P26">Technical specification redesign of menu <text:s/>aspct of Family Meal Management application. Defines how the redesign will be implemented. Gives the definition to programmers how to achieve the changes defined by requirements documentation.</text:p>
      <text:p text:style-name="P16"/>
      <text:h text:style-name="P33" text:outline-level="3">Project Goal:</text:h>
      <text:p text:style-name="P26">Change the layout of the menu display. Create tabs for breakfast, lunch, dinner and snacks/desserts. Also extend a DrawerLayout in order to accomondate moving the navigational drawer from each activity to a common object.</text:p>
      <text:h text:style-name="P34" text:outline-level="3">System Architecture/Infrastructure</text:h>
      <text:list xml:id="list7207790347623693019" text:style-name="L1">
        <text:list-header>
          <text:p text:style-name="P27"/>
        </text:list-header>
      </text:list>
      <text:p text:style-name="P23"/>
      <text:h text:style-name="Heading_20_3" text:outline-level="3">System Architecture:</text:h>
      <text:p text:style-name="P18"/>
      <text:p text:style-name="P4"/>
      <text:p text:style-name="P4"/>
      <text:h text:style-name="P36" text:outline-level="3">User interface</text:h>
      <text:h text:style-name="P36" text:outline-level="3"><text:span text:style-name="T5">Tabs</text:span></text:h>
      <text:p text:style-name="P28">Tabs are located under the actionbar. User can either select a tab to move to that screen or can swipe the screen to maneuver to another screen.</text:p>
      <text:h text:style-name="Heading_20_3" text:outline-level="3">Layouts</text:h>
      <text:p text:style-name="P29">ViewPager Layout</text:p>
      <text:p text:style-name="P29">FragmentStatePagerAdapter</text:p>
      <text:p text:style-name="P29">FragmentListActivity</text:p>
      <text:h text:style-name="P31" text:outline-level="1" text:is-list-header="true">Application Flow</text:h>
      <text:p text:style-name="P4"/>
      <text:h text:style-name="Heading_20_2" text:outline-level="1" text:is-list-header="true">Database model</text:h>
      <text:p text:style-name="P5">Database will be added to the device when first installed</text:p>
      <text:p text:style-name="P5"><text:span text:style-name="T2">Product table</text:span> will be pre populated </text:p>
      <text:p text:style-name="P5"/>
      <text:p text:style-name="P6">tblProduct</text:p>
      <table:table table:name="tblProduct" table:style-name="tblProduct">
        <table:table-column table:style-name="tblProduct.A" table:number-columns-repeated="3"/>
        <table:table-header-rows>
          <table:table-row>
            <table:table-cell table:style-name="tblProduct.A1" office:value-type="string">
              <text:p text:style-name="P21">Name</text:p>
            </table:table-cell>
            <table:table-cell table:style-name="tblProduct.A1" office:value-type="string">
              <text:p text:style-name="P21">Type</text:p>
            </table:table-cell>
            <table:table-cell table:style-name="tblProduct.C1" office:value-type="string">
              <text:p text:style-name="P21">Description</text:p>
            </table:table-cell>
          </table:table-row>
        </table:table-header-rows>
        <table:table-row>
          <table:table-cell table:style-name="tblProduct.A2" office:value-type="string">
            <text:p text:style-name="P19">_<text:span text:style-name="T2">id</text:span></text:p>
          </table:table-cell>
          <table:table-cell table:style-name="tblProduct.A2" office:value-type="string">
            <text:p text:style-name="P20">Autoincrement</text:p>
          </table:table-cell>
          <table:table-cell table:style-name="tblProduct.C2" office:value-type="string">
            <text:p text:style-name="P20">Pk products id</text:p>
          </table:table-cell>
        </table:table-row>
        <table:table-row>
          <table:table-cell table:style-name="tblProduct.A2" office:value-type="string">
            <text:p text:style-name="P20">ProName</text:p>
          </table:table-cell>
          <table:table-cell table:style-name="tblProduct.A2" office:value-type="string">
            <text:p text:style-name="P20">Text</text:p>
          </table:table-cell>
          <table:table-cell table:style-name="tblProduct.C2" office:value-type="string">
            <text:p text:style-name="P20">Name of product,not null</text:p>
          </table:table-cell>
        </table:table-row>
        <table:table-row>
          <table:table-cell table:style-name="tblProduct.A2" office:value-type="string">
            <text:p text:style-name="P20">ProSelected</text:p>
          </table:table-cell>
          <table:table-cell table:style-name="tblProduct.A2" office:value-type="string">
            <text:p text:style-name="P20">Integer</text:p>
          </table:table-cell>
          <table:table-cell table:style-name="tblProduct.C2" office:value-type="string">
            <text:p text:style-name="P20">0 = not selected 1 = selected</text:p>
          </table:table-cell>
        </table:table-row>
      </table:table>
      <text:p text:style-name="P5"/>
      <text:p text:style-name="P6">tblHistory</text:p>
      <table:table table:name="tblHistory" table:style-name="tblHistory">
        <table:table-column table:style-name="tblHistory.A" table:number-columns-repeated="3"/>
        <table:table-header-rows>
          <text:soft-page-break/>
          <table:table-row>
            <table:table-cell table:style-name="tblHistory.A1" office:value-type="string">
              <text:p text:style-name="P21">Name</text:p>
            </table:table-cell>
            <table:table-cell table:style-name="tblHistory.A1" office:value-type="string">
              <text:p text:style-name="P21">Type</text:p>
            </table:table-cell>
            <table:table-cell table:style-name="tblHistory.C1" office:value-type="string">
              <text:p text:style-name="P21">Description</text:p>
            </table:table-cell>
          </table:table-row>
        </table:table-header-rows>
        <table:table-row>
          <table:table-cell table:style-name="tblHistory.A2" office:value-type="string">
            <text:p text:style-name="P19">_<text:span text:style-name="T2">id</text:span></text:p>
          </table:table-cell>
          <table:table-cell table:style-name="tblHistory.A2" office:value-type="string">
            <text:p text:style-name="P20">Autoincrement</text:p>
          </table:table-cell>
          <table:table-cell table:style-name="tblHistory.C2" office:value-type="string">
            <text:p text:style-name="P20">Pk history id</text:p>
          </table:table-cell>
        </table:table-row>
        <table:table-row>
          <table:table-cell table:style-name="tblHistory.A2" office:value-type="string">
            <text:p text:style-name="P20">ProId</text:p>
          </table:table-cell>
          <table:table-cell table:style-name="tblHistory.A2" office:value-type="string">
            <text:p text:style-name="P20">Integer</text:p>
          </table:table-cell>
          <table:table-cell table:style-name="tblHistory.C2" office:value-type="string">
            <text:p text:style-name="P20">Products id for this history </text:p>
          </table:table-cell>
        </table:table-row>
        <table:table-row>
          <table:table-cell table:style-name="tblHistory.A2" office:value-type="string">
            <text:p text:style-name="P20">HisDate</text:p>
          </table:table-cell>
          <table:table-cell table:style-name="tblHistory.A2" office:value-type="string">
            <text:p text:style-name="P20">Date</text:p>
          </table:table-cell>
          <table:table-cell table:style-name="tblHistory.C2" office:value-type="string">
            <text:p text:style-name="P20">Date product was moved to history</text:p>
          </table:table-cell>
        </table:table-row>
      </table:table>
      <text:p text:style-name="P5"/>
      <text:p text:style-name="P5"/>
      <text:h text:style-name="P35" text:outline-level="3"/>
      <text:p text:style-name="P24">Classes <text:span text:style-name="T3">And Methods</text:span></text:p>
      <text:p text:style-name="P8"/>
      <text:p text:style-name="P7"/>
      <text:p text:style-name="P9"/>
      <text:p text:style-name="P9"/>
      <text:p text:style-name="P9"/>
      <text:p text:style-name="P9"/>
      <text:p text:style-name="P12"/>
      <text:p text:style-name="P10"/>
      <text:p text:style-name="P11"/>
      <text:p text:style-name="P15"/>
      <text:p text:style-name="P14"/>
      <text:h text:style-name="P30" text:outline-level="1" text:is-list-header="true">Resources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text:outline-style style:name="Outline">
      <text:outline-level-style text:level="1" text:style-name="Page_20_Number" style:num-prefix="Chapter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5605" officeooo:paragraph-rsid="00175605"/>
    </style:style>
    <style:style style:name="MP2" style:family="paragraph" style:parent-style-name="Header">
      <style:paragraph-properties fo:text-align="end" style:justify-single-word="false"/>
      <style:text-properties officeooo:rsid="00175605" officeooo:paragraph-rsid="00175605"/>
    </style:style>
    <style:style style:name="MT1" style:family="text">
      <style:text-properties officeooo:rsid="001f4b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enu</text:span> Activity Specifications</text:p>
        <text:p text:style-name="MP2"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08:50:27.133352397</meta:creation-date>
    <dc:date>2014-12-05T13:58:08.170250441</dc:date>
    <meta:editing-duration>P2DT16H40M20S</meta:editing-duration>
    <meta:editing-cycles>14</meta:editing-cycles>
    <meta:generator>LibreOffice/4.2.4.2$Linux_X86_64 LibreOffice_project/420m0$Build-2</meta:generator>
    <meta:document-statistic meta:table-count="2" meta:image-count="0" meta:object-count="0" meta:page-count="4" meta:paragraph-count="52" meta:word-count="196" meta:character-count="1314" meta:non-whitespace-character-count="1167"/>
  </office:meta>
</office:document-meta>
</file>